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6ebf" officeooo:paragraph-rsid="001b6ebf"/>
    </style:style>
    <style:style style:name="P2" style:family="paragraph" style:parent-style-name="Standard">
      <style:text-properties officeooo:rsid="001bbcee" officeooo:paragraph-rsid="001bbcee"/>
    </style:style>
    <style:style style:name="T1" style:family="text">
      <style:text-properties officeooo:rsid="001bbcee"/>
    </style:style>
    <style:style style:name="T2" style:family="text">
      <style:text-properties officeooo:rsid="001d66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 voelde de spanning. Je hart sloeg sneller. Je voelde het zweet in je oksels. Zouden anderen mensen zien dat je zenuwachtig bent? Je was net begonnen met op straat te staan met het bord “Ik wil knuffel. Wil je die geven?” Je vond het nog spannend omdat je niet goed wist hoe anderen mensen reageren.</text:p>
      <text:p text:style-name="P1">Je keek naar hoe de mensen voorbij liepen. Eerst voelde je je onzeker dat mensen zagen hoe zenuwachtig je was. Terwijl de mensen voorbij liepen, voelde je je onzeker of je wel wordt opgemerkt. Het werd wel wat minder spannend met de realisatie dat mensen minder op je lette.</text:p>
      <text:p text:style-name="P1">Een meisje zei: “Dat is geweldig”, toen zij je zag van een afstand. Ze kwam op je af en zei: “Ik wil je zeker wel een knuffel geven.” Ze gaf je een stevige knuffel. De onzekerheid gleed van je af. Dat niemand op je lette maakte nu niet meer uit.<text:line-break/>Je besloot om van bord te wisselen en voor wat meer uitdaging te gaan. Nu je je zelfverzekerder voelde na die knuffel, ging je naar het bord “Ik wil oogcontact. Durf je ook 1 min?”<text:line-break/>Een paar meisjes liepen langs. Je hoorde ze onder elkaar praten: “Kijk dan! Hij wilt oogcontact. Ga jij dan!”<text:line-break/>“Nee, echt niet. Dat is zo ongemakkelijk”<text:line-break/>Het maakte je minder uit. Je wist dat er anderen waren waarmee je wel contact kunt maken.</text:p>
      <text:p text:style-name="P1">Een man stapte op je af: “Ik wil het wel proberen. Ik weet niet of ik 1 minuut wel vol houdt”</text:p>
      <text:p text:style-name="P1">“Dat is helemaal ok. Ik geloof dat je het kan. Het is geen staarwedstrijd”, en je legde het verder uit. Je nam de leiding en stelde de ander gerust. Dit gaf je zelfverzekerdheid. <text:span text:style-name="T1">Jij was daar voor die ander, om die ander gerust te stellen en er doorheen te leiden. Jij was de leider.</text:span></text:p>
      <text:p text:style-name="P2">De ervaring had waardevolle contactmomenten. Aan het eind voelde je de energie die je het gebracht had. Je liep naar huis met het balletje. Met meer zelfverzekerdheid sprak je mensen aan: “Jij kan vangen”. Anderen leken te reageren op de energie die je van de ervaring hebt gehad: “Dat kan ik zeker.” <text:span text:style-name="T2">Je hebt geleerd: Dit kan jij!</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1T08:18:58.790883147</meta:creation-date>
    <dc:date>2026-02-11T08:37:32.387626154</dc:date>
    <meta:editing-duration>PT5M2S</meta:editing-duration>
    <meta:editing-cycles>2</meta:editing-cycles>
    <meta:generator>LibreOffice/7.3.7.2$Linux_X86_64 LibreOffice_project/30$Build-2</meta:generator>
    <meta:document-statistic meta:table-count="0" meta:image-count="0" meta:object-count="0" meta:page-count="1" meta:paragraph-count="6" meta:word-count="366" meta:character-count="1949" meta:non-whitespace-character-count="1589"/>
  </office:meta>
</office:document-meta>
</file>